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row table:style-name="ro1">
          <table:table-cell office:value-type="string" calcext:value-type="string">
            <text:p>TODO</text:p>
          </table:table-cell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task</text:p>
          </table:table-cell>
          <table:table-cell table:style-name="Default" office:value-type="string" calcext:value-type="string">
            <text:p>priority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style-name="ce6" office:value-type="string" calcext:value-type="string">
            <text:p>files on side TODO: ui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style-name="ce6" office:value-type="string" calcext:value-type="string">
            <text:p>documentations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5" office:value-type="string" calcext:value-type="string">
            <text:p>new document edited when save must prompt new file save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5" office:value-type="string" calcext:value-type="string">
            <text:p>search plugin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5" office:value-type="string" calcext:value-type="string">
            <text:p>prompt save file if get closed but edited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different shell themes adapting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 office:value-type="string" calcext:value-type="string">
            <text:p>ui event manager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string" calcext:value-type="string">
            <text:p>key press loop plugins only registered plugins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string" calcext:value-type="string">
            <text:p>make get plugins efficient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string" calcext:value-type="string">
            <text:p>auto place cursor in sourceview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5" office:value-type="string" calcext:value-type="string">
            <text:p>comman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ggle comments</text:p>
          </table:table-cell>
          <table:table-cell table:style-name="Default" office:value-type="float" office:value="1.5" calcext:value-type="float">
            <text:p>1.5</text:p>
          </table:table-cell>
          <table:table-cell/>
        </table:table-row>
        <table:table-row table:style-name="ro1">
          <table:table-cell table:style-name="ce6" office:value-type="string" calcext:value-type="string">
            <text:p>side menus like open save TODO: close btn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style-name="ce5" office:value-type="string" calcext:value-type="string">
            <text:p>smart ho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5" office:value-type="string" calcext:value-type="string">
            <text:p>status bar/notify message(i.e. file saved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pp ic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heck if file got updated externally, so reload file op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5" office:value-type="string" calcext:value-type="string">
            <text:p>highlight sele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themes plugi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pen recent fil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ew window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5" office:value-type="string" calcext:value-type="string">
            <text:p>open file/s from command line args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Fix: Ctrl+z on freshly open file erase!!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ree view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zy plugin mng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lose, min, max btns hover show x + -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pen projec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5" office:value-type="string" calcext:value-type="string">
            <text:p>top margin in sourcevie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hocolate them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rag/drop file to editor must open file not pat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pdater plugin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4:Sheet1.C35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 style:data-style-name="N2" text:time-value="04:54:39.1606058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4T00:28:44.923619058</meta:creation-date>
    <dc:date>2020-02-19T04:55:22.155513398</dc:date>
    <meta:editing-duration>PT1H58M37S</meta:editing-duration>
    <meta:editing-cycles>80</meta:editing-cycles>
    <meta:generator>LibreOffice/6.4.0.3$Linux_X86_64 LibreOffice_project/40$Build-3</meta:generator>
    <meta:document-statistic meta:table-count="1" meta:cell-count="78" meta:object-count="0"/>
  </office:meta>
</office:document-meta>
</file>